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Sect1" style:family="section">
      <style:section-properties text:dont-balance-text-columns="false" style:editable="false">
        <style:columns fo:column-count="2" fo:column-gap="0.497cm">
          <style:column style:rel-width="4818*" fo:start-indent="0cm" fo:end-indent="0.249cm"/>
          <style:column style:rel-width="4819*"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control d'existències</text:p>
      <text:p text:style-name="Standard"/>
      <text:section text:style-name="Sect1" text:name="Secció1">
        <text:p text:style-name="Standard">El control d'existències en unitats físiques es realitza mitjançant inventari permanent; és a dir, es registren tots els moviments (entrades i sortides) de tots els articles, productes, lots, palets, etc., que l'empresa té emmagatzemats. Aquest procediment no presenta dificultat i consisteix en confeccionar una fitxa per cada article i model, registrant les entrades al mateix temps que confrontem la mercaderia rebuda amb l'albarà del proveïdor i les sortides en comprovar la nota d'expedició o entrega. Generalment, les anotacions es fan amb mitjans informàtics (terminals de l'ordinador, escànner o lector òptic del codi de barres), d'aquesta manera podem saber en tot moment l'estoc existent de cada producte, model o referència.</text:p>
        <text:p text:style-name="Standard"/>
        <text:p text:style-name="Standard">Les fitxes que s'utilitzen per al registre d'entrades i sortides, en unitats físiques, són de format senzill. El seu contingut fa referència a les dades de l'article, lloc d'ubicació, moviments i existències després de cada registre </text:p>
        <text:p text:style-name="Standard"/>
        <text:p text:style-name="Standard">L'escànner és un lector òptic que mitjançant un feix de rajos làser de baixa intensitat permet la lectura automàtica del codi de barres.</text:p>
        <text:p text:style-name="Standard"/>
        <text:p text:style-name="Standard">Normes comptables de valoració </text:p>
        <text:p text:style-name="Standard"/>
        <text:p text:style-name="Standard">No n'hi ha prou amb controlar l'estoc emmagatzemat o els articles que tenim en la botiga en unitats físiques, ja que el patrimoni empresarial es mesura en unitats monetàries. El control d'existències a nivell comptable es realitza en unes fitxes que reflecteixen informació sobre les entrades, les sortides i les existències, però pel que fa a unitats, preus i imports.</text:p>
        <text:p text:style-name="Standard"/>
        <text:p text:style-name="Standard">Respecte a la valoració, el Pla General Comptable, en la norma 13a diu el següent: </text:p>
        <text:p text:style-name="Standard">1. “Els béns compresos en les existències s’han de valorar al preu d'adquisició o al cost de producció”. </text:p>
        <text:p text:style-name="Standard">2. “El preu d'adquisició comprendrà el consignat en factura més totes les despeses addicionals que es produeixin fins que els béns es trobin al magatzem, tals com transports, duanes, assegurances, etc. L'import dels impostos indirectes que grava l'adquisició de les existències només s'inclourà en el preu d'adquisició quan aquest import no sigui recuperable directament de la Hisenda Pública”.</text:p>
        <text:p text:style-name="Standard">3. “El cost de producció es determinarà afegint al preu d'adquisició de les primeres matèries i altres matèries consumibles, els costos directament imputables al producte. També s’haurà d'afegir la part que raonablement correspongui dels costos indirectament imputables als productes en qüestió, en el grau que tals costos corresponguin al període de fabricació”.</text:p>
        <text:p text:style-name="Standard"/>
        <text:p text:style-name="Standard">Càlcul del preu d'adquisició </text:p>
        <text:p text:style-name="Standard"/>
        <text:p text:style-name="Standard">La compra de mercaderies o primeres matèries comporta una sèrie de despeses derivades, com són: envasos, embalatges, ports, càrrega i descàrrega, assegurances, aranzels, etc. També s'hi inclou l'import de l'IVA quan no és deduïble. </text:p>
        <text:p text:style-name="Standard"/>
        <text:p text:style-name="Standard">Quan volem calcular el preu unitari d'adquisició, ens trobem amb el problema de com imputar les despeses a la mercaderia, especialment si en aquesta partida de compra hem barrejat productes heterogenis, ja sigui per aconseguir un major descompte per volum o per aprofitar millor el transport.</text:p>
        <text:p text:style-name="Standard"/>
        <text:p text:style-name="Standard">El repartiment de despeses o la seva imputació a cada article es pot fer segons les unitats, el pes, el volum, el preu, la dificultat de manipulació, etc. El criteri més generalitzat és imputar les despeses segons les unitats i els preus, encara que la imputació del transport se sol fer amb relació al pes o el volum. Vegem les normes que s'utilitzen en la pràctica per repartir cada tipus de despesa: </text:p>
        <text:p text:style-name="Standard"/>
        <text:p text:style-name="Standard">• Els envasos i embalatges es reparteixen segons les unitats; s'aplica un envàs per a cada producte i un embalatge per a cada “X” unitats o lot.</text:p>
        <text:p text:style-name="Standard">• El transport es reparteix en funció del pes. Es divideixen les despeses totals entre els kg, o les Tm, transportats en el mateix viatge, i s'apliquen les despeses que corresponen a cada article en funció del seu pes. </text:p>
        <text:p text:style-name="Standard">• Les despeses de càrrega i descàrrega se solen aplicar segons el pes o segons del grau de dificultat per a manipular els productes. Es té en <text:soft-page-break/>compte si la càrrega i descàrrega es pot fer de forma manual o si es necessiten mitjans mecànics; per exemple, no presenta la mateixa dificultat i es necessiten diferents mitjans per descarregar sabates, frigorífics o bigues de ciment de 18 m de longitud.</text:p>
        <text:p text:style-name="Standard"><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4T20:59:17.78</meta:creation-date>
    <dc:date>2009-07-24T21:04:56.79</dc:date>
    <meta:editing-duration>PT00H04M47S</meta:editing-duration>
    <meta:editing-cycles>4</meta:editing-cycles>
    <meta:generator>OpenOffice.org/3.0$Win32 OpenOffice.org_project/300m9$Build-9358</meta:generator>
    <meta:document-statistic meta:table-count="0" meta:image-count="0" meta:object-count="0" meta:page-count="2" meta:paragraph-count="18" meta:word-count="674" meta:character-count="4190"/>
  </office:meta>
</office:document-meta>
</file>